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729fcf" draw:textarea-horizontal-align="justify" draw:textarea-vertical-align="middle" draw:auto-grow-height="false" fo:min-height="0.512cm" fo:min-width="10.676cm"/>
      <style:paragraph-properties style:writing-mode="lr-tb"/>
    </style:style>
    <style:style style:name="gr2" style:family="graphic" style:parent-style-name="standard">
      <style:graphic-properties svg:stroke-color="#729fcf" draw:fill-color="#729fcf" draw:textarea-horizontal-align="justify" draw:textarea-vertical-align="middle" draw:auto-grow-height="false" fo:min-height="0.55cm" fo:min-width="3.259cm"/>
      <style:paragraph-properties style:writing-mode="lr-tb"/>
    </style:style>
    <style:style style:name="gr3" style:family="graphic" style:parent-style-name="standard">
      <style:graphic-properties svg:stroke-color="#729fcf" draw:fill-color="#729fcf" draw:textarea-horizontal-align="justify" draw:textarea-vertical-align="middle" draw:auto-grow-height="false" fo:min-height="1.211cm" fo:min-width="0.898cm"/>
      <style:paragraph-properties style:writing-mode="lr-tb"/>
    </style:style>
    <style:style style:name="gr4" style:family="graphic" style:parent-style-name="standard">
      <style:graphic-properties svg:stroke-color="#729fcf" draw:fill-color="#729fcf" draw:textarea-horizontal-align="justify" draw:textarea-vertical-align="middle" draw:auto-grow-height="false" fo:min-height="1.02cm" fo:min-width="1.786cm"/>
      <style:paragraph-properties style:writing-mode="lr-tb"/>
    </style:style>
    <style:style style:name="gr5" style:family="graphic" style:parent-style-name="standard">
      <style:graphic-properties svg:stroke-color="#729fcf" draw:fill-color="#729fcf" draw:textarea-horizontal-align="justify" draw:textarea-vertical-align="middle" draw:auto-grow-height="false" fo:min-height="1.02cm" fo:min-width="2.04cm"/>
      <style:paragraph-properties style:writing-mode="lr-tb"/>
    </style:style>
    <style:style style:name="gr6" style:family="graphic" style:parent-style-name="objectwithoutfill">
      <style:graphic-properties svg:stroke-color="#729fcf" draw:marker-end="Arrow" draw:marker-end-width="0.3cm" draw:fill="solid" draw:fill-color="#729fcf" draw:textarea-vertical-align="middle"/>
    </style:style>
    <style:style style:name="gr7" style:family="graphic" style:parent-style-name="standard">
      <style:graphic-properties svg:stroke-color="#729fcf" draw:fill-color="#729fcf" draw:textarea-horizontal-align="justify" draw:textarea-vertical-align="middle" draw:auto-grow-height="false" fo:min-height="0.39cm" fo:min-width="1.42cm"/>
      <style:paragraph-properties style:writing-mode="lr-tb"/>
    </style:style>
    <style:style style:name="gr8" style:family="graphic" style:parent-style-name="standard">
      <style:graphic-properties svg:stroke-color="#729fcf" draw:fill-color="#729fcf" draw:textarea-horizontal-align="justify" draw:textarea-vertical-align="middle" draw:auto-grow-height="false" fo:min-height="0.639cm" fo:min-width="4.498cm"/>
      <style:paragraph-properties style:writing-mode="lr-tb"/>
    </style:style>
    <style:style style:name="gr9" style:family="graphic" style:parent-style-name="standard">
      <style:graphic-properties svg:stroke-color="#729fcf" draw:fill-color="#729fcf" draw:textarea-horizontal-align="justify" draw:textarea-vertical-align="middle" draw:auto-grow-height="false" fo:min-height="0.766cm" fo:min-width="0.403cm"/>
      <style:paragraph-properties style:writing-mode="lr-tb"/>
    </style:style>
    <style:style style:name="gr10" style:family="graphic" style:parent-style-name="standard">
      <style:graphic-properties svg:stroke-color="#729fcf" draw:fill-color="#729fcf" draw:textarea-horizontal-align="justify" draw:textarea-vertical-align="middle" draw:auto-grow-height="false" fo:min-height="0.512cm" fo:min-width="0.897cm"/>
      <style:paragraph-properties style:writing-mode="lr-tb"/>
    </style:style>
    <style:style style:name="gr11" style:family="graphic" style:parent-style-name="standard">
      <style:graphic-properties svg:stroke-color="#729fcf" draw:fill-color="#729fcf" draw:textarea-horizontal-align="justify" draw:textarea-vertical-align="middle" draw:auto-grow-height="false" fo:min-height="0.639cm" fo:min-width="1.532cm"/>
      <style:paragraph-properties style:writing-mode="lr-tb"/>
    </style:style>
    <style:style style:name="gr12" style:family="graphic" style:parent-style-name="standard">
      <style:graphic-properties svg:stroke-color="#729fcf" draw:fill-color="#729fcf" draw:textarea-horizontal-align="justify" draw:textarea-vertical-align="middle" draw:auto-grow-height="false" fo:min-height="0.83cm" fo:min-width="0.516cm"/>
      <style:paragraph-properties style:writing-mode="lr-tb"/>
    </style:style>
    <style:style style:name="gr13" style:family="graphic" style:parent-style-name="standard">
      <style:graphic-properties svg:stroke-color="#729fcf" draw:fill-color="#729fcf" draw:textarea-horizontal-align="justify" draw:textarea-vertical-align="middle" draw:auto-grow-height="false" fo:min-height="0.766cm" fo:min-width="1.532cm"/>
      <style:paragraph-properties style:writing-mode="lr-tb"/>
    </style:style>
    <style:style style:name="gr14" style:family="graphic" style:parent-style-name="standard">
      <style:graphic-properties svg:stroke-color="#729fcf" draw:fill-color="#729fcf" draw:textarea-horizontal-align="justify" draw:textarea-vertical-align="middle" draw:auto-grow-height="false" fo:min-height="0.227cm" fo:min-width="3.819cm"/>
      <style:paragraph-properties style:writing-mode="lr-tb"/>
    </style:style>
    <style:style style:name="gr15" style:family="graphic" style:parent-style-name="standard">
      <style:graphic-properties svg:stroke-color="#729fcf" draw:fill-color="#729fcf" draw:textarea-horizontal-align="justify" draw:textarea-vertical-align="middle" draw:auto-grow-height="false" fo:min-height="0.639cm" fo:min-width="2.421cm"/>
      <style:paragraph-properties style:writing-mode="lr-tb"/>
    </style:style>
    <style:style style:name="gr16" style:family="graphic" style:parent-style-name="standard">
      <style:graphic-properties svg:stroke-color="#729fcf" draw:fill-color="#729fcf" draw:textarea-horizontal-align="justify" draw:textarea-vertical-align="middle" draw:auto-grow-height="false" fo:min-height="0.766cm" fo:min-width="4.326cm"/>
      <style:paragraph-properties style:writing-mode="lr-tb"/>
    </style:style>
    <style:style style:name="gr17" style:family="graphic" style:parent-style-name="standard">
      <style:graphic-properties svg:stroke-color="#729fcf" draw:fill-color="#729fcf" draw:textarea-horizontal-align="justify" draw:textarea-vertical-align="middle" draw:auto-grow-height="false" fo:min-height="1.274cm" fo:min-width="0.834cm"/>
      <style:paragraph-properties style:writing-mode="lr-tb"/>
    </style:style>
    <style:style style:name="gr18" style:family="graphic" style:parent-style-name="standard">
      <style:graphic-properties svg:stroke-color="#729fcf" draw:fill-color="#729fcf" draw:textarea-horizontal-align="justify" draw:textarea-vertical-align="middle" draw:auto-grow-height="false" fo:min-height="0.639cm" fo:min-width="2.294cm"/>
      <style:paragraph-properties style:writing-mode="lr-tb"/>
    </style:style>
    <style:style style:name="gr19" style:family="graphic" style:parent-style-name="standard" style:list-style-name="L1">
      <style:graphic-properties svg:stroke-color="#729fcf" draw:fill-color="#729fcf" draw:textarea-horizontal-align="justify" draw:textarea-vertical-align="middle" draw:auto-grow-height="false" fo:min-height="0.49cm" fo:min-width="3.819cm"/>
      <style:paragraph-properties style:writing-mode="lr-tb"/>
    </style:style>
    <style:style style:name="gr20" style:family="graphic" style:parent-style-name="standard" style:list-style-name="L1">
      <style:graphic-properties svg:stroke-color="#729fcf" draw:fill-color="#729fcf" draw:textarea-horizontal-align="justify" draw:textarea-vertical-align="middle" draw:auto-grow-height="false" fo:min-height="0.585cm" fo:min-width="3.819cm"/>
      <style:paragraph-properties style:writing-mode="lr-tb"/>
    </style:style>
    <style:style style:name="gr21" style:family="graphic" style:parent-style-name="standard">
      <style:graphic-properties svg:stroke-color="#729fcf" draw:fill-color="#729fcf" draw:textarea-horizontal-align="justify" draw:textarea-vertical-align="middle" draw:auto-grow-height="false" fo:min-height="0.306cm" fo:min-width="1.66cm"/>
      <style:paragraph-properties style:writing-mode="lr-tb"/>
    </style:style>
    <style:style style:name="gr22" style:family="graphic" style:parent-style-name="standard">
      <style:graphic-properties svg:stroke-color="#729fcf" draw:fill-color="#729fcf" draw:textarea-horizontal-align="justify" draw:textarea-vertical-align="middle" draw:auto-grow-height="false" fo:min-height="0.102cm" fo:min-width="1.02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729fcf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176cm" svg:height="0.762cm" svg:x="1cm" svg:y="1cm">
          <text:p text:style-name="P1">Mobile_Robot: Lane-keeping, Obstacle-avoidance &amp; Person Follow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" draw:id="id15" draw:layer="layout" svg:width="5.969cm" svg:height="1.27cm" svg:x="5.953cm" svg:y="3.54cm">
          <text:p text:style-name="P1">Get Camera Feeds.</text:p>
          <text:p text:style-name="P3">Get USS Data/Ping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" draw:id="id1" draw:layer="layout" svg:width="2.794cm" svg:height="2.921cm" svg:x="3.54cm" svg:y="5.572cm">
          <text:p text:style-name="P1">Check lane </text:p>
          <text:p text:style-name="P1">Position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" draw:id="id2" draw:layer="layout" svg:width="2.286cm" svg:height="1.27cm" svg:x="1.254cm" svg:y="8.62cm">
          <text:p text:style-name="P1">Steer_straight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2.54cm" svg:height="1.27cm" svg:x="6.842cm" svg:y="7.604cm">
          <text:p text:style-name="P1">Steer towards</text:p>
          <text:p text:style-name="P1">the Right or the</text:p>
          <text:p text:style-name="P1">Left.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2.54cm" svg:height="1.27cm" svg:x="3.54cm" svg:y="11.16cm">
          <text:p text:style-name="P1">Send command</text:p>
          <text:p text:style-name="P1">to respective</text:p>
          <text:p text:style-name="P1">Wheel.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3.54cm" svg:y1="7.033cm" svg:x2="2.397cm" svg:y2="8.62cm" draw:start-shape="id1" draw:start-glue-point="5" draw:end-shape="id2" draw:end-glue-point="0" svg:d="M3540 7033h-1143v1587" svg:viewBox="0 0 1144 1588">
          <text:p/>
        </draw:connector>
        <draw:connector draw:style-name="gr6" draw:text-style-name="P4" draw:layer="layout" svg:x1="3.54cm" svg:y1="9.255cm" svg:x2="4.81cm" svg:y2="11.16cm" draw:start-shape="id2" draw:start-glue-point="1" draw:end-shape="id3" draw:end-glue-point="0" svg:d="M3540 9255h1270v1905" svg:viewBox="0 0 1271 1906">
          <text:p/>
        </draw:connector>
        <draw:custom-shape draw:style-name="gr7" draw:text-style-name="P2" xml:id="id12" draw:id="id12" draw:layer="layout" svg:width="3.048cm" svg:height="1.016cm" svg:x="6.461cm" svg:y="9.636cm">
          <text:p text:style-name="P1">Get IMU</text:p>
          <text:p text:style-name="P1">data...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xml:id="id16" draw:id="id16" draw:layer="layout" svg:width="4.998cm" svg:height="0.889cm" svg:x="12.557cm" svg:y="5.445cm">
          <text:p text:style-name="P1">Rotate Servo_Camera towards</text:p>
          <text:p text:style-name="P1">Obstacle….</text:p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1.805cm" svg:height="2.032cm" svg:x="14.054cm" svg:y="7.35cm">
          <text:p text:style-name="P1"/>
          <text:p text:style-name="P1"/>
          <text:p text:style-name="P1">Obstacle </text:p>
          <text:p text:style-name="P1">State</text:p>
          <text:p text:style-name="P1">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5" draw:id="id5" draw:layer="layout" svg:width="1.397cm" svg:height="0.762cm" svg:x="12.303cm" svg:y="9.89cm">
          <text:p text:style-name="P1">Static</text:p>
          <draw:enhanced-geometry svg:viewBox="0 0 21600 21600" draw:type="rectangle" draw:enhanced-path="M 0 0 L 21600 0 21600 21600 0 21600 0 0 Z N"/>
        </draw:custom-shape>
        <draw:custom-shape draw:style-name="gr10" draw:text-style-name="P2" xml:id="id6" draw:id="id6" draw:layer="layout" svg:width="1.397cm" svg:height="0.762cm" svg:x="16.24cm" svg:y="9.89cm">
          <text:p text:style-name="P1">Moving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4.054cm" svg:y1="8.366cm" svg:x2="13.001cm" svg:y2="9.89cm" draw:start-shape="id4" draw:start-glue-point="5" draw:end-shape="id5" svg:d="M14054 8366h-1053v1524" svg:viewBox="0 0 1054 1525">
          <text:p/>
        </draw:connector>
        <draw:connector draw:style-name="gr6" draw:text-style-name="P4" draw:layer="layout" svg:x1="15.859cm" svg:y1="8.366cm" svg:x2="16.938cm" svg:y2="9.89cm" draw:start-shape="id4" draw:start-glue-point="7" draw:end-shape="id6" draw:end-glue-point="0" svg:d="M15859 8366h1079v1524" svg:viewBox="0 0 1080 1525">
          <text:p/>
        </draw:connector>
        <draw:custom-shape draw:style-name="gr11" draw:text-style-name="P2" xml:id="id8" draw:id="id8" draw:layer="layout" svg:width="2.032cm" svg:height="0.889cm" svg:x="17.764cm" svg:y="13.7cm">
          <text:p text:style-name="P1">Scan April </text:p>
          <text:p text:style-name="P1">tag.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6.875cm" svg:y1="10.652cm" svg:x2="16.875cm" svg:y2="11.541cm">
          <text:p/>
        </draw:line>
        <draw:custom-shape draw:style-name="gr12" draw:text-style-name="P2" xml:id="id7" draw:id="id7" draw:layer="layout" svg:width="2.032cm" svg:height="2.159cm" svg:x="15.859cm" svg:y="11.541cm">
          <text:p text:style-name="P1">Is </text:p>
          <text:p text:style-name="P1">April_tag</text:p>
          <text:p text:style-name="P1">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7.891cm" svg:y1="12.621cm" svg:x2="18.78cm" svg:y2="13.7cm" draw:start-shape="id7" draw:start-glue-point="7" draw:end-shape="id8" draw:end-glue-point="0" svg:d="M17891 12621h889v1079" svg:viewBox="0 0 890 1080">
          <text:p/>
        </draw:connector>
        <draw:custom-shape draw:style-name="gr13" draw:text-style-name="P2" draw:layer="layout" svg:width="2.032cm" svg:height="1.016cm" svg:x="17.764cm" svg:y="15.478cm">
          <text:p text:style-name="P1">Track and </text:p>
          <text:p text:style-name="P1">Follow Tag.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8.78cm" svg:y1="14.589cm" svg:x2="18.78cm" svg:y2="15.478cm">
          <text:p/>
        </draw:line>
        <draw:custom-shape draw:style-name="gr14" draw:text-style-name="P2" draw:layer="layout" svg:width="4.318cm" svg:height="0.762cm" svg:x="16.24cm" svg:y="19.415cm">
          <text:p text:style-name="P1">call(obstacle state?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2" draw:layer="layout" svg:width="2.921cm" svg:height="0.889cm" svg:x="11.414cm" svg:y="11.668cm">
          <text:p text:style-name="P1">Calculate distance</text:p>
          <text:p text:style-name="P1">From object.</text:p>
          <draw:enhanced-geometry svg:viewBox="0 0 21600 21600" draw:type="rectangle" draw:enhanced-path="M 0 0 L 21600 0 21600 21600 0 21600 0 0 Z N"/>
        </draw:custom-shape>
        <draw:custom-shape draw:style-name="gr16" draw:text-style-name="P5" xml:id="id13" draw:id="id13" draw:layer="layout" svg:width="4.826cm" svg:height="1.016cm" svg:x="10.398cm" svg:y="13.446cm">
          <text:p text:style-name="P3"><text:span text:style-name="T1">Get orientation and </text:span>dimension</text:p>
          <text:p text:style-name="P1">Of the Obstacle.</text:p>
          <draw:enhanced-geometry svg:viewBox="0 0 21600 21600" draw:type="rectangle" draw:enhanced-path="M 0 0 L 21600 0 21600 21600 0 21600 0 0 Z N"/>
        </draw:custom-shape>
        <draw:custom-shape draw:style-name="gr17" draw:text-style-name="P2" xml:id="id14" draw:id="id14" draw:layer="layout" svg:width="2.667cm" svg:height="3.048cm" svg:x="12.811cm" svg:y="15.351cm">
          <text:p text:style-name="P1">Is </text:p>
          <text:p text:style-name="P1">obstacle</text:p>
          <text:p text:style-name="P1">within </text:p>
          <text:p text:style-name="P1">the </text:p>
          <text:p text:style-name="P1">lane</text:p>
          <text:p text:style-name="P1">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" xml:id="id9" draw:id="id9" draw:layer="layout" svg:width="2.794cm" svg:height="0.889cm" svg:x="9.001cm" svg:y="16.367cm">
          <text:p text:style-name="P1">Perform evasion</text:p>
          <text:p text:style-name="P1">calculation</text:p>
          <draw:enhanced-geometry svg:viewBox="0 0 21600 21600" draw:type="rectangle" draw:enhanced-path="M 0 0 L 21600 0 21600 21600 0 21600 0 0 Z N"/>
        </draw:custom-shape>
        <draw:custom-shape draw:style-name="gr18" draw:text-style-name="P2" xml:id="id10" draw:id="id10" draw:layer="layout" svg:width="2.794cm" svg:height="0.889cm" svg:x="6.969cm" svg:y="18.526cm">
          <text:p text:style-name="P1">Perform dead</text:p>
          <text:p text:style-name="P1">reckoning...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2.811cm" svg:y1="16.875cm" svg:x2="11.795cm" svg:y2="16.875cm">
          <text:p/>
        </draw:line>
        <draw:connector draw:style-name="gr6" draw:text-style-name="P4" draw:layer="layout" svg:x1="9.001cm" svg:y1="16.811cm" svg:x2="8.366cm" svg:y2="18.526cm" draw:start-shape="id9" draw:start-glue-point="3" draw:end-shape="id10" svg:d="M9001 16811h-635v1715" svg:viewBox="0 0 636 1716">
          <text:p/>
        </draw:connector>
        <draw:connector draw:style-name="gr6" draw:text-style-name="P4" draw:layer="layout" svg:x1="6.334cm" svg:y1="7.033cm" svg:x2="8.112cm" svg:y2="7.604cm" draw:start-shape="id1" draw:start-glue-point="7" draw:end-shape="id11" draw:end-glue-point="0" svg:d="M6334 7033h1778v571" svg:viewBox="0 0 1779 572">
          <text:p/>
        </draw:connector>
        <draw:line draw:style-name="gr6" draw:text-style-name="P4" draw:layer="layout" svg:x1="8.112cm" svg:y1="8.874cm" svg:x2="8.112cm" svg:y2="9.636cm">
          <text:p/>
        </draw:line>
        <draw:connector draw:style-name="gr6" draw:text-style-name="P4" draw:layer="layout" svg:x1="6.842cm" svg:y1="10.144cm" svg:x2="4.81cm" svg:y2="11.16cm" draw:start-shape="id12" draw:start-glue-point="9" draw:end-shape="id3" draw:end-glue-point="0" svg:d="M6842 10144h-2032v1016" svg:viewBox="0 0 2033 1017">
          <text:p/>
        </draw:connector>
        <draw:custom-shape draw:style-name="gr19" draw:text-style-name="P5" draw:layer="layout" svg:width="4.318cm" svg:height="1.183cm" draw:transform="skewX (-0.0109955742875643) rotate (-0.0113446401379627) translate (6.334cm 20.177cm)">
          <text:p text:style-name="P3">Steer towards the Right </text:p>
          <text:p text:style-name="P3">or the Left()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4" draw:layer="layout" svg:x1="8.366cm" svg:y1="19.415cm" svg:x2="8.366cm" svg:y2="20.304cm">
          <text:p/>
        </draw:line>
        <draw:line draw:style-name="gr6" draw:text-style-name="P4" draw:layer="layout" svg:x1="18.78cm" svg:y1="16.494cm" svg:x2="18.78cm" svg:y2="17.256cm">
          <text:p/>
        </draw:line>
        <draw:line draw:style-name="gr6" draw:text-style-name="P4" draw:layer="layout" svg:x1="13.065cm" svg:y1="10.652cm" svg:x2="13.065cm" svg:y2="11.795cm">
          <text:p/>
        </draw:line>
        <draw:line draw:style-name="gr6" draw:text-style-name="P4" draw:layer="layout" svg:x1="13.065cm" svg:y1="12.557cm" svg:x2="13.065cm" svg:y2="13.446cm">
          <text:p/>
        </draw:line>
        <draw:connector draw:style-name="gr6" draw:text-style-name="P4" draw:layer="layout" draw:line-skew="-0.247cm 1.771cm" svg:x1="15.224cm" svg:y1="13.954cm" svg:x2="14.145cm" svg:y2="15.351cm" draw:start-shape="id13" draw:start-glue-point="1" draw:end-shape="id14" draw:end-glue-point="4" svg:d="M15224 13954h508v762h-1587v635" svg:viewBox="0 0 1588 1398">
          <text:p/>
        </draw:connector>
        <draw:custom-shape draw:style-name="gr20" draw:text-style-name="P5" draw:layer="layout" svg:width="4.318cm" svg:height="1.335cm" draw:transform="skewX (-0.0111701072127637) rotate (-0.0113446401379627) translate (16.272cm 17.167cm)">
          <text:p text:style-name="P3">Send command to </text:p>
          <text:p text:style-name="P3">Respective Wheel()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4" draw:layer="layout" svg:x1="18.526cm" svg:y1="18.526cm" svg:x2="18.526cm" svg:y2="19.415cm">
          <text:p/>
        </draw:line>
        <draw:connector draw:style-name="gr6" draw:text-style-name="P4" draw:layer="layout" draw:line-skew="1.136cm" svg:x1="6.699cm" svg:y1="4.175cm" svg:x2="4.937cm" svg:y2="5.572cm" draw:start-shape="id15" draw:start-glue-point="9" draw:end-shape="id1" draw:end-glue-point="4" svg:d="M6699 4175h-1762v1397" svg:viewBox="0 0 1763 1398">
          <text:p/>
        </draw:connector>
        <draw:connector draw:style-name="gr6" draw:text-style-name="P4" draw:layer="layout" draw:line-skew="1.136cm" svg:x1="11.176cm" svg:y1="4.175cm" svg:x2="15.056cm" svg:y2="5.445cm" draw:start-shape="id15" draw:start-glue-point="6" draw:end-shape="id16" draw:end-glue-point="0" svg:d="M11176 4175h3880v1270" svg:viewBox="0 0 3881 1271">
          <text:p/>
        </draw:connector>
        <draw:line draw:style-name="gr6" draw:text-style-name="P4" draw:layer="layout" svg:x1="14.97cm" svg:y1="6.334cm" svg:x2="14.97cm" svg:y2="7.35cm">
          <text:p/>
        </draw:line>
        <draw:custom-shape draw:style-name="gr21" draw:text-style-name="P2" draw:layer="layout" svg:width="2.159cm" svg:height="0.889cm" svg:x="3.667cm" svg:y="13.827cm">
          <text:p text:style-name="P1">Pause(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2" draw:layer="layout" svg:width="1.523cm" svg:height="0.563cm" svg:x="16.114cm" svg:y="14.97cm">
          <text:p text:style-name="P1">Pause(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4" draw:layer="layout" svg:x1="16.875cm" svg:y1="13.7cm" svg:x2="16.875cm" svg:y2="15.097cm">
          <text:p/>
        </draw:line>
        <draw:line draw:style-name="gr6" draw:text-style-name="P4" draw:layer="layout" svg:x1="4.81cm" svg:y1="12.43cm" svg:x2="4.81cm" svg:y2="13.95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22:09:59.966451636</meta:creation-date>
    <dc:date>2022-04-14T00:17:39.325028562</dc:date>
    <meta:editing-duration>PT38M54S</meta:editing-duration>
    <meta:editing-cycles>10</meta:editing-cycles>
    <meta:generator>LibreOffice/6.4.7.2$Linux_X86_64 LibreOffice_project/40$Build-2</meta:generator>
    <meta:document-statistic meta:object-count="47"/>
  </office:meta>
</office:document-meta>
</file>